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796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5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6"/>
          <table:table-cell table:number-columns-repeated="1011"/>
        </table:table-row>
        <table:table-row table:style-name="ro1">
          <table:table-cell table:style-name="ce4" office:value-type="string" calcext:value-type="string">
            <text:p>RU000A1089K2 (РУСАЛ БО-001Р-07)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36.62=37.4+99.22</text:p>
          </table:table-cell>
          <table:table-cell table:style-name="Default" table:number-columns-repeated="6"/>
          <table:table-cell table:style-name="ce18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99.14</text:p>
          </table:table-cell>
          <table:table-cell table:number-columns-repeated="2"/>
          <table:table-cell office:value-type="string" calcext:value-type="string">
            <text:p>179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95.543|</text:p>
          </table:table-cell>
          <table:table-cell table:number-columns-repeated="2"/>
          <table:table-cell office:value-type="string" calcext:value-type="string">
            <text:p>2686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2.56</text:p>
          </table:table-cell>
          <table:table-cell table:number-columns-repeated="2"/>
          <table:table-cell office:value-type="string" calcext:value-type="string">
            <text:p>3610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62.99</text:p>
          </table:table-cell>
          <table:table-cell table:number-columns-repeated="2"/>
          <table:table-cell office:value-type="string" calcext:value-type="string">
            <text:p>1725.98</text:p>
          </table:table-cell>
          <table:table-cell table:style-name="Default"/>
          <table:table-cell table:number-columns-repeated="5"/>
          <table:table-cell office:value-type="string" calcext:value-type="string">
            <text:p>85.98</text:p>
          </table:table-cell>
          <table:table-cell table:number-columns-repeated="3"/>
          <table:table-cell office:value-type="string" calcext:value-type="string">
            <text:p>1811.96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1.21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4.18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table:style-name="Default"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18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table:number-columns-repeated="2"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8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1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15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1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15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18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15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18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15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18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15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99.0902.</text:p>
          </table:table-cell>
          <table:table-cell office:value-type="string" calcext:value-type="string">
            <text:p>3765.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99.0384.</text:p>
          </table:table-cell>
          <table:table-cell office:value-type="string" calcext:value-type="string">
            <text:p>3862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98.79809.</text:p>
          </table:table-cell>
          <table:table-cell office:value-type="string" calcext:value-type="string">
            <text:p>4149.5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98.69627.</text:p>
          </table:table-cell>
          <table:table-cell office:value-type="string" calcext:value-type="string">
            <text:p>4243.9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15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15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15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15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table:number-columns-repeated="1638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39" table:default-cell-style-name="ce15"/>
        <table:table-column table:style-name="co41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3">00.00.0000</text:date>, <text:time style:data-style-name="N2" text:time-value="23:15:08.15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1-23T23:23:41.630000000</dc:date>
    <meta:editing-duration>P5DT18H15M34S</meta:editing-duration>
    <meta:editing-cycles>2244</meta:editing-cycles>
    <meta:document-statistic meta:table-count="5" meta:cell-count="12397" meta:object-count="0"/>
  </office:meta>
</office:document-meta>
</file>